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412b" officeooo:paragraph-rsid="0011412b"/>
    </style:style>
    <style:style style:name="P2" style:family="paragraph" style:parent-style-name="Standard">
      <style:text-properties officeooo:rsid="0011ea53" officeooo:paragraph-rsid="0011ea53"/>
    </style:style>
    <style:style style:name="P3" style:family="paragraph" style:parent-style-name="Standard">
      <style:text-properties fo:color="#af00db" loext:opacity="100%" style:font-name="Consolas" fo:font-size="7pt" fo:font-weight="normal" officeooo:paragraph-rsid="0011412b" fo:background-color="#1e1e1e"/>
    </style:style>
    <style:style style:name="P4" style:family="paragraph" style:parent-style-name="Standard">
      <style:text-properties fo:color="#ce9178" loext:opacity="100%" style:font-name="Consolas" fo:font-size="7pt" fo:font-weight="normal" officeooo:paragraph-rsid="0011412b" fo:background-color="#1e1e1e"/>
    </style:style>
    <style:style style:name="P5" style:family="paragraph" style:parent-style-name="Standard">
      <style:text-properties fo:color="#a31515" loext:opacity="100%" style:font-name="Consolas" fo:font-size="7pt" fo:font-weight="normal" officeooo:rsid="0011412b" officeooo:paragraph-rsid="0011412b" fo:background-color="#ffffff"/>
    </style:style>
    <style:style style:name="P6" style:family="paragraph" style:parent-style-name="Standard">
      <style:text-properties officeooo:paragraph-rsid="00149c89"/>
    </style:style>
    <style:style style:name="P7" style:family="paragraph" style:parent-style-name="Standard">
      <style:text-properties officeooo:rsid="00149c89" officeooo:paragraph-rsid="00149c89"/>
    </style:style>
    <style:style style:name="P8" style:family="paragraph" style:parent-style-name="Standard">
      <style:text-properties officeooo:rsid="00165c11" officeooo:paragraph-rsid="00165c11"/>
    </style:style>
    <style:style style:name="P9" style:family="paragraph" style:parent-style-name="Standard">
      <style:text-properties officeooo:rsid="0017690b" officeooo:paragraph-rsid="0017690b"/>
    </style:style>
    <style:style style:name="P10" style:family="paragraph" style:parent-style-name="Standard">
      <style:text-properties officeooo:rsid="00186fcf" officeooo:paragraph-rsid="00186fcf"/>
    </style:style>
    <style:style style:name="P11" style:family="paragraph" style:parent-style-name="Standard">
      <style:text-properties officeooo:rsid="001887d3" officeooo:paragraph-rsid="001887d3"/>
    </style:style>
    <style:style style:name="P12" style:family="paragraph" style:parent-style-name="Standard">
      <style:text-properties officeooo:rsid="0018a305" officeooo:paragraph-rsid="0018a305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18a305" officeooo:paragraph-rsid="0018a305" style:font-size-asian="16pt" style:font-weight-asian="bold" style:font-size-complex="16pt" style:font-weight-complex="bold"/>
    </style:style>
    <style:style style:name="P14" style:family="paragraph" style:parent-style-name="Standard">
      <style:text-properties officeooo:rsid="001a9baa" officeooo:paragraph-rsid="001a9baa"/>
    </style:style>
    <style:style style:name="P15" style:family="paragraph" style:parent-style-name="Standard">
      <style:text-properties officeooo:paragraph-rsid="001a9baa"/>
    </style:style>
    <style:style style:name="P16" style:family="paragraph" style:parent-style-name="Standard">
      <style:text-properties officeooo:rsid="001affc5" officeooo:paragraph-rsid="001affc5"/>
    </style:style>
    <style:style style:name="P17" style:family="paragraph">
      <style:paragraph-properties style:writing-mode="lr-tb"/>
      <style:text-properties style:font-name="Liberation Serif" fo:font-size="1pt"/>
    </style:style>
    <style:style style:name="P18" style:family="paragraph">
      <loext:graphic-properties draw:fill="solid" draw:fill-color="#1c1c1c" draw:opacity="50%"/>
      <style:paragraph-properties style:writing-mode="lr-tb"/>
      <style:text-properties style:font-name="Liberation Serif" fo:font-size="1pt"/>
    </style:style>
    <style:style style:name="T1" style:family="text">
      <style:text-properties officeooo:rsid="0011412b"/>
    </style:style>
    <style:style style:name="T2" style:family="text">
      <style:text-properties officeooo:rsid="0011ea53"/>
    </style:style>
    <style:style style:name="T3" style:family="text">
      <style:text-properties officeooo:rsid="00149c89"/>
    </style:style>
    <style:style style:name="T4" style:family="text">
      <style:text-properties officeooo:rsid="001a9baa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style:font-name="Consolas" fo:font-size="7pt" fo:font-weight="normal"/>
    </style:style>
    <style:style style:name="T7" style:family="text">
      <style:text-properties fo:color="#c586c0" loext:opacity="100%" style:font-name="Consolas" fo:font-size="7pt" fo:font-weight="normal" fo:background-color="#1e1e1e" loext:char-shading-value="0"/>
    </style:style>
    <style:style style:name="T8" style:family="text">
      <style:text-properties fo:color="#ce9178" loext:opacity="100%"/>
    </style:style>
    <style:style style:name="T9" style:family="text">
      <style:text-properties fo:color="#ce9178" loext:opacity="100%" style:font-name="Consolas" fo:font-size="7pt" fo:font-weight="normal"/>
    </style:style>
    <style:style style:name="T10" style:family="text">
      <style:text-properties fo:color="#ce9178" loext:opacity="100%" style:font-name="Consolas" fo:font-size="7pt" fo:font-weight="normal" fo:background-color="#1e1e1e" loext:char-shading-value="0"/>
    </style:style>
    <style:style style:name="T11" style:family="text">
      <style:text-properties fo:color="#569cd6" loext:opacity="100%"/>
    </style:style>
    <style:style style:name="T12" style:family="text">
      <style:text-properties fo:color="#569cd6" loext:opacity="100%" style:font-name="Consolas" fo:font-size="7pt" fo:font-weight="normal"/>
    </style:style>
    <style:style style:name="T13" style:family="text">
      <style:text-properties fo:color="#4ec9b0" loext:opacity="100%"/>
    </style:style>
    <style:style style:name="T14" style:family="text">
      <style:text-properties style:font-name="Consolas" fo:font-size="7pt" fo:font-weight="normal"/>
    </style:style>
    <style:style style:name="T15" style:family="text">
      <style:text-properties fo:color="#dcdcaa" loext:opacity="100%" style:font-name="Consolas" fo:font-size="7pt" fo:font-weight="normal"/>
    </style:style>
    <style:style style:name="T16" style:family="text">
      <style:text-properties fo:color="#b5cea8" loext:opacity="100%" style:font-name="Consolas" fo:font-size="7pt" fo:font-weight="normal"/>
    </style:style>
    <style:style style:name="T17" style:family="text">
      <style:text-properties officeooo:rsid="001affc5"/>
    </style:style>
    <style:style style:name="T18" style:family="text">
      <style:text-properties style:font-name="Liberation Serif" fo:font-size="1pt"/>
    </style:style>
    <style:style style:name="gr1" style:family="graphic">
      <style:graphic-properties draw:stroke="none" draw:fill="solid" draw:fill-color="#1c1c1c" draw:opacity="50%" draw:auto-grow-height="false" draw:auto-grow-width="false" fo:min-height="3.58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draw:fill="solid" draw:fill-color="#1c1c1c" draw:opacity="50%" draw:auto-grow-height="false" draw:auto-grow-width="false" fo:min-height="3.79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1c1c1c" draw:opacity="50%" draw:auto-grow-height="false" draw:auto-grow-width="false" fo:min-height="2.401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13">C language</text:p>
      <text:p text:style-name="P1">------------------------------------------------------------------------------------------------------------------------</text:p>
      <text:p text:style-name="P1">1. print hello world</text:p>
      <text:p text:style-name="P1"/>
      <text:p text:style-name="Standard"><text:span text:style-name="T1">Code- <text:s/></text:span>#include&lt;stdio.h&gt;</text:p>
      <text:p text:style-name="Standard"><text:s text:c="4"/>int main(){</text:p>
      <text:p text:style-name="Standard"><text:s text:c="4"/>printf ("Hello world\n");</text:p>
      <text:p text:style-name="Standard"><text:s text:c="4"/>return 0;</text:p>
      <text:p text:style-name="Standard">}</text:p>
      <text:p text:style-name="Standard">----------------------------------------------------------------------------------------------------------------------</text:p>
      <text:p text:style-name="P5"/>
      <text:p text:style-name="P1">2. Program to print sum of n matural number.</text:p>
      <text:p text:style-name="P1"/>
      <text:p text:style-name="Standard"><text:span text:style-name="T1">Code- <text:s/></text:span>#include&lt;stdio.h&gt;</text:p>
      <text:p text:style-name="Standard"><text:s text:c="4"/>int main(){</text:p>
      <text:p text:style-name="Standard"><text:s text:c="4"/>int n, sum =0, num;</text:p>
      <text:p text:style-name="Standard"><text:s text:c="4"/>printf ("Enter n\n");</text:p>
      <text:p text:style-name="Standard"><text:s text:c="4"/>scanf ("%d", &amp;n);</text:p>
      <text:p text:style-name="Standard"><text:s text:c="4"/>for (int i = 0; i &lt; n; i++)</text:p>
      <text:p text:style-name="Standard"><text:s text:c="4"/>{</text:p>
      <text:p text:style-name="Standard"><text:s text:c="8"/>printf ("Enter your number\n");</text:p>
      <text:p text:style-name="Standard"><text:s text:c="8"/>scanf ("%d", &amp;num);</text:p>
      <text:p text:style-name="Standard"><text:s text:c="8"/>sum = sum + num;</text:p>
      <text:p text:style-name="Standard"><text:s text:c="4"/>}</text:p>
      <text:p text:style-name="Standard"><text:s text:c="4"/>printf ("Sum = %d\n", sum);</text:p>
      <text:p text:style-name="Standard"><text:s text:c="4"/>return 0;</text:p>
      <text:p text:style-name="Standard">}</text:p>
      <text:p text:style-name="Standard">------------------------------------------------------------------------------------------------------------------------</text:p>
      <text:p text:style-name="Standard"/>
      <text:p text:style-name="P2">3. Program to print digit of entered number.</text:p>
      <text:p text:style-name="P2"/>
      <text:p text:style-name="Standard"><text:span text:style-name="T2">Code- <text:s/></text:span><text:s/>#include&lt;stdio.h&gt;</text:p>
      <text:p text:style-name="Standard"><text:s text:c="4"/>int main(){</text:p>
      <text:p text:style-name="Standard"><text:s text:c="4"/>unsigned long long n;</text:p>
      <text:p text:style-name="Standard"><text:s text:c="4"/>int digit=0;</text:p>
      <text:p text:style-name="Standard"><text:s text:c="4"/>printf ("Enter number\n");</text:p>
      <text:p text:style-name="Standard"><text:s text:c="4"/>scanf ("%llu", &amp;n);</text:p>
      <text:p text:style-name="P6"><text:s text:c="4"/>while (n&gt;0)</text:p>
      <text:p text:style-name="P6"><text:s text:c="4"/>{</text:p>
      <text:p text:style-name="Standard"><text:s text:c="8"/>digit++;</text:p>
      <text:p text:style-name="Standard"><text:s text:c="8"/>n = n/10;</text:p>
      <text:p text:style-name="Standard"><text:s text:c="4"/>}</text:p>
      <text:p text:style-name="Standard"><text:s text:c="3"/>printf ("Number of digit is %d\n", digit);</text:p>
      <text:p text:style-name="Standard"><text:s text:c="4"/>return 0;</text:p>
      <text:p text:style-name="Standard">}</text:p>
      <text:p text:style-name="Standard">------------------------------------------------------------------------------------------------------------------------</text:p>
      <text:p text:style-name="Standard"/>
      <text:p text:style-name="P7">4. Program to reverse a no and check palindrome.</text:p>
      <text:p text:style-name="P7"/>
      <text:p text:style-name="Standard"><text:span text:style-name="T3">Code-</text:span> <text:s/>#include&lt;stdio.h&gt;</text:p>
      <text:p text:style-name="Standard"><text:soft-page-break/></text:p>
      <text:p text:style-name="Standard"><text:s text:c="4"/>int main(){</text:p>
      <text:p text:style-name="Standard"><text:s text:c="4"/>int n, rev=0, rem;</text:p>
      <text:p text:style-name="Standard"><text:s text:c="4"/>printf ("Enter a number\n");</text:p>
      <text:p text:style-name="Standard"><text:s text:c="4"/>scanf ("%d", &amp;n);</text:p>
      <text:p text:style-name="Standard"><text:s text:c="4"/>int temp = n;</text:p>
      <text:p text:style-name="Standard"><text:s text:c="4"/>while (n&gt;0)</text:p>
      <text:p text:style-name="Standard"><text:s text:c="4"/>{</text:p>
      <text:p text:style-name="Standard"><text:s text:c="8"/>rem = n%10;</text:p>
      <text:p text:style-name="Standard"><text:s text:c="8"/>rev = rem + rev*10;</text:p>
      <text:p text:style-name="Standard"><text:s text:c="8"/>n = n/10;</text:p>
      <text:p text:style-name="Standard"><text:s text:c="4"/>}</text:p>
      <text:p text:style-name="Standard"><text:s text:c="4"/>printf ("Reverse of %d is %d\n", temp, rev);</text:p>
      <text:p text:style-name="Standard"><text:s text:c="4"/>if (temp == rev)</text:p>
      <text:p text:style-name="Standard"><text:s text:c="4"/>{</text:p>
      <text:p text:style-name="Standard"><text:s text:c="8"/>printf ("Its a palindrome number\n")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printf ("Not a palindrome number\n");</text:p>
      <text:p text:style-name="Standard"><text:s text:c="4"/>}</text:p>
      <text:p text:style-name="Standard"><text:s text:c="4"/>return 0;</text:p>
      <text:p text:style-name="Standard">}</text:p>
      <text:p text:style-name="Standard">------------------------------------------------------------------------------------------------------------------------</text:p>
      <text:p text:style-name="Standard"/>
      <text:p text:style-name="P8">5. Program to check palindrome number.</text:p>
      <text:p text:style-name="P8"/>
      <text:p text:style-name="P8">Code- #include&lt;stdio.h&gt;</text:p>
      <text:p text:style-name="P8"/>
      <text:p text:style-name="P8"><text:s text:c="4"/>int main(){</text:p>
      <text:p text:style-name="P8"><text:s text:c="4"/>int n, rem, arm=0;</text:p>
      <text:p text:style-name="P8"><text:s text:c="4"/>printf ("Enter any 3 digit number\n");</text:p>
      <text:p text:style-name="P8"><text:s text:c="4"/>scanf ("%d", &amp;n);</text:p>
      <text:p text:style-name="P8"><text:s text:c="4"/>int temp = n;</text:p>
      <text:p text:style-name="P8"><text:s text:c="4"/>while (n&gt;0)</text:p>
      <text:p text:style-name="P8"><text:s text:c="4"/>{</text:p>
      <text:p text:style-name="P8"><text:s text:c="8"/>rem = n%10;</text:p>
      <text:p text:style-name="P8"><text:s text:c="8"/>arm = arm + rem*rem*rem;</text:p>
      <text:p text:style-name="P8"><text:s text:c="8"/>n = n/10;</text:p>
      <text:p text:style-name="P8"><text:s text:c="4"/>}</text:p>
      <text:p text:style-name="P8"><text:s text:c="4"/>if (arm == temp)</text:p>
      <text:p text:style-name="P8"><text:s text:c="4"/>{</text:p>
      <text:p text:style-name="P8"><text:s text:c="8"/>printf ("Its a Armstrong number\n");</text:p>
      <text:p text:style-name="P8"><text:s text:c="4"/>}</text:p>
      <text:p text:style-name="P8"><text:s text:c="4"/>else</text:p>
      <text:p text:style-name="P8"><text:s text:c="4"/>{</text:p>
      <text:p text:style-name="P8"><text:s text:c="8"/>printf ("Not a Armstrong number\n");</text:p>
      <text:p text:style-name="P8"><text:s text:c="4"/>}</text:p>
      <text:p text:style-name="P8"><text:s text:c="4"/>return 0;</text:p>
      <text:p text:style-name="P8">}</text:p>
      <text:p text:style-name="P8">------------------------------------------------------------------------------------------------------------------------</text:p>
      <text:p text:style-name="P8"><text:soft-page-break/></text:p>
      <text:p text:style-name="P9">6. Program to check a number is prime or not.</text:p>
      <text:p text:style-name="P9"/>
      <text:p text:style-name="P9">Code- <text:s text:c="2"/>#include&lt;stdio.h&gt;</text:p>
      <text:p text:style-name="P9"><text:s text:c="4"/>int main(){</text:p>
      <text:p text:style-name="P9"><text:s text:c="4"/>int n, count=0;</text:p>
      <text:p text:style-name="P9"><text:s text:c="4"/>printf ("Enter number to check wheather it is prime or not\n");</text:p>
      <text:p text:style-name="P9"><text:s text:c="4"/>scanf ("%d", &amp;n);</text:p>
      <text:p text:style-name="P9"><text:s text:c="4"/>for (int i = 0; i &lt; n/2; i++)</text:p>
      <text:p text:style-name="P9"><text:s text:c="4"/>{</text:p>
      <text:p text:style-name="P9"><text:s text:c="8"/>if (n%i==0)</text:p>
      <text:p text:style-name="P9"><text:s text:c="8"/>{</text:p>
      <text:p text:style-name="P9"><text:s text:c="12"/>count++;</text:p>
      <text:p text:style-name="P9"><text:s text:c="12"/>break;</text:p>
      <text:p text:style-name="P9"><text:s text:c="8"/>}</text:p>
      <text:p text:style-name="P9"><text:s text:c="4"/>}</text:p>
      <text:p text:style-name="P9"><text:s text:c="4"/>if (count==0)</text:p>
      <text:p text:style-name="P9"><text:s text:c="4"/>{</text:p>
      <text:p text:style-name="P9"><text:s text:c="8"/>printf ("Its a prime number\n");</text:p>
      <text:p text:style-name="P9"><text:s text:c="4"/>}</text:p>
      <text:p text:style-name="P9"><text:s text:c="4"/>else</text:p>
      <text:p text:style-name="P9"><text:s text:c="4"/>{</text:p>
      <text:p text:style-name="P9"><text:s text:c="8"/>printf ("Not a prime number\n");</text:p>
      <text:p text:style-name="P9"><text:s text:c="4"/>}</text:p>
      <text:p text:style-name="P9"><text:s text:c="4"/>return 0;</text:p>
      <text:p text:style-name="P9">}</text:p>
      <text:p text:style-name="P9">------------------------------------------------------------------------------------------------------------------------</text:p>
      <text:p text:style-name="P10">7. Program to find factorial number.</text:p>
      <text:p text:style-name="P10"/>
      <text:p text:style-name="P10">Code- #include&lt;stdio.h&gt;</text:p>
      <text:p text:style-name="P10"><text:s text:c="7"/>int main(){</text:p>
      <text:p text:style-name="P10"><text:s text:c="4"/>int n, fact=1;</text:p>
      <text:p text:style-name="P10"><text:s text:c="4"/>printf ("Enter number\n");</text:p>
      <text:p text:style-name="P10"><text:s text:c="4"/>scanf ("%d", &amp;n);</text:p>
      <text:p text:style-name="P10"><text:s text:c="4"/>for (int i = 1; i &lt;=n; i++)</text:p>
      <text:p text:style-name="P10"><text:s text:c="4"/>{</text:p>
      <text:p text:style-name="P10"><text:s text:c="8"/>fact = fact*i;</text:p>
      <text:p text:style-name="P10"><text:s text:c="4"/>}</text:p>
      <text:p text:style-name="P10"><text:s text:c="4"/>printf ("Factorial of %d is %d\n", n, fact);</text:p>
      <text:p text:style-name="P10"><text:s text:c="4"/>return 0;</text:p>
      <text:p text:style-name="P10">}</text:p>
      <text:p text:style-name="P10">------------------------------------------------------------------------------------------------------------------------</text:p>
      <text:p text:style-name="P10">8. Program to print fibonacci series.</text:p>
      <text:p text:style-name="P10"><text:s/></text:p>
      <text:p text:style-name="P10">Code- #include&lt;stdio.h&gt;</text:p>
      <text:p text:style-name="P10"/>
      <text:p text:style-name="P10"><text:s text:c="4"/>int main(){</text:p>
      <text:p text:style-name="P10"><text:s text:c="4"/>int n, a, b, temp;</text:p>
      <text:p text:style-name="P10"><text:s text:c="4"/>printf ("Enter a number\n");</text:p>
      <text:p text:style-name="P10"><text:s text:c="4"/>scanf ("%d", &amp;n);</text:p>
      <text:p text:style-name="P10"><text:s text:c="4"/>a = 0;</text:p>
      <text:p text:style-name="P10"><text:soft-page-break/><text:s text:c="4"/>b = 1;</text:p>
      <text:p text:style-name="P10"><text:s text:c="4"/>printf ("%d\t%d\t", a, b);</text:p>
      <text:p text:style-name="P10"/>
      <text:p text:style-name="P10"><text:s text:c="4"/>for (int i = 1; i &lt;= n-2; i++)</text:p>
      <text:p text:style-name="P10"><text:s text:c="4"/>{</text:p>
      <text:p text:style-name="P10"><text:s text:c="8"/>temp = b;</text:p>
      <text:p text:style-name="P10"><text:s text:c="8"/>b = a+b;</text:p>
      <text:p text:style-name="P10"><text:s text:c="8"/>a = temp;</text:p>
      <text:p text:style-name="P10"><text:s text:c="8"/>printf ("%d\t", b);</text:p>
      <text:p text:style-name="P10"><text:s text:c="4"/>}</text:p>
      <text:p text:style-name="P10"><text:s text:c="4"/>return 0;</text:p>
      <text:p text:style-name="P10">}</text:p>
      <text:p text:style-name="P10">------------------------------------------------------------------------------------------------------------------------</text:p>
      <text:p text:style-name="P11">9. Program to print Even or odd number between a series.</text:p>
      <text:p text:style-name="P11"/>
      <text:p text:style-name="P11">Code- #include&lt;stdio.h&gt;</text:p>
      <text:p text:style-name="P11"/>
      <text:p text:style-name="P11"><text:s text:c="4"/>int main(){</text:p>
      <text:p text:style-name="P11"><text:s text:c="4"/>int min, max;</text:p>
      <text:p text:style-name="P11"><text:s text:c="4"/>printf ("Enter starting and ending point\n");</text:p>
      <text:p text:style-name="P11"><text:s text:c="4"/>scanf ("%d %d", &amp;min, &amp;max);</text:p>
      <text:p text:style-name="P11"><text:s text:c="4"/>printf ("Even numbers are: \n");</text:p>
      <text:p text:style-name="P11"><text:s text:c="4"/>for (int i = min; i &lt;=max; i++)</text:p>
      <text:p text:style-name="P11"><text:s text:c="4"/>{</text:p>
      <text:p text:style-name="P11"><text:s text:c="8"/>if (i%2==0)</text:p>
      <text:p text:style-name="P11"><text:s text:c="8"/>{</text:p>
      <text:p text:style-name="P11"><text:s text:c="12"/>printf ("%d\t", i);</text:p>
      <text:p text:style-name="P11"><text:s text:c="8"/>}</text:p>
      <text:p text:style-name="P11"><text:s text:c="4"/>}</text:p>
      <text:p text:style-name="P11"><text:s text:c="4"/>printf ("\nOdd numbers are: \n");</text:p>
      <text:p text:style-name="P11"><text:s text:c="4"/>for (int i = min; i &lt;= max; i++)</text:p>
      <text:p text:style-name="P11"><text:s text:c="4"/>{</text:p>
      <text:p text:style-name="P11"><text:s text:c="8"/>if (i%2!=0)</text:p>
      <text:p text:style-name="P11"><text:s text:c="8"/>{</text:p>
      <text:p text:style-name="P11"><text:s text:c="12"/>printf ("%d\t", i);</text:p>
      <text:p text:style-name="P11"><text:s text:c="8"/>}</text:p>
      <text:p text:style-name="P11"><text:s text:c="4"/>}</text:p>
      <text:p text:style-name="P11"><text:s text:c="4"/>return 0;</text:p>
      <text:p text:style-name="P11">}</text:p>
      <text:p text:style-name="P11">------------------------------------------------------------------------------------------------------------------------</text:p>
      <text:p text:style-name="P12">10. Program to print in column number and their square and cube.</text:p>
      <text:p text:style-name="P12"/>
      <text:p text:style-name="P12">Code- #include&lt;stdio.h&gt;</text:p>
      <text:p text:style-name="P12"><text:s text:c="4"/>int main(){</text:p>
      <text:p text:style-name="P12"><text:s text:c="4"/>for (int i = 1; i &lt;= 10; i++)</text:p>
      <text:p text:style-name="P12"><text:s text:c="4"/>{</text:p>
      <text:p text:style-name="P12"><text:s text:c="8"/>printf ("%d\t%d\t%d\n", i, i*i, i*i*i);</text:p>
      <text:p text:style-name="P12"><text:s text:c="4"/>}</text:p>
      <text:p text:style-name="P12"><text:s text:c="4"/>return 0;</text:p>
      <text:p text:style-name="P12">}</text:p>
      <text:p text:style-name="P12">------------------------------------------------------------------------------------------------------------------------</text:p>
      <text:p text:style-name="P14"><text:soft-page-break/>11. Program to convert decimal to binary number.</text:p>
      <text:p text:style-name="P14"/>
      <text:p text:style-name="Standard"><text:span text:style-name="T4">Code:-</text:span> #include&lt;iostream&gt;</text:p>
      <text:p text:style-name="Standard">#include&lt;math.h&gt;</text:p>
      <text:p text:style-name="Standard">using namespace std;</text:p>
      <text:p text:style-name="Standard"><text:s text:c="4"/>int main(){</text:p>
      <text:p text:style-name="Standard"><text:s text:c="4"/>int n;</text:p>
      <text:p text:style-name="Standard"><text:s text:c="4"/>cout&lt;&lt;"Enter a decimal number: ";</text:p>
      <text:p text:style-name="Standard"><text:s text:c="4"/>cin&gt;&gt;n;</text:p>
      <text:p text:style-name="P15"><text:s text:c="4"/>int ans =0;</text:p>
      <text:p text:style-name="P15"><text:s text:c="4"/>int i=0;</text:p>
      <text:p text:style-name="Standard"><text:s text:c="4"/>while (n!=0)</text:p>
      <text:p text:style-name="Standard"><text:s text:c="4"/>{</text:p>
      <text:p text:style-name="Standard"><text:s text:c="8"/>int bit = n&amp;1;</text:p>
      <text:p text:style-name="Standard"><text:s text:c="8"/>ans += pow(10, i)*bit;</text:p>
      <text:p text:style-name="Standard"><text:s text:c="8"/>n = n&gt;&gt;1;</text:p>
      <text:p text:style-name="Standard"><text:s text:c="9"/>i++;</text:p>
      <text:p text:style-name="P15"><text:s text:c="4"/>}</text:p>
      <text:p text:style-name="P15"><text:s text:c="5"/>cout&lt;&lt;"Answer = "&lt;&lt;ans&lt;&lt;endl;</text:p>
      <text:p text:style-name="Standard"/>
      <text:p text:style-name="Standard"><text:s text:c="5"/>return 0;</text:p>
      <text:p text:style-name="Standard">}</text:p>
      <text:p text:style-name="Standard">------------------------------------------------------------------------------------------------------------------------<text:span text:style-name="T17">12. Program to convert binary to decimal.</text:span></text:p>
      <text:p text:style-name="Standard"/>
      <text:p text:style-name="Standard"><text:span text:style-name="T17">Code:- </text:span>#include&lt;iostream&gt;</text:p>
      <text:p text:style-name="Standard">#include&lt;math.h&gt;</text:p>
      <text:p text:style-name="Standard">using namespace std;</text:p>
      <text:p text:style-name="Standard"><text:s text:c="4"/>int main(){</text:p>
      <text:p text:style-name="Standard"><text:s text:c="4"/>int n;</text:p>
      <text:p text:style-name="Standard"><text:s text:c="4"/>cout&lt;&lt;"Enter a binary number: ";</text:p>
      <text:p text:style-name="Standard"><text:s text:c="4"/>cin&gt;&gt;n;</text:p>
      <text:p text:style-name="Standard"><text:s text:c="4"/>int ans=0, i=0;</text:p>
      <text:p text:style-name="Standard"><text:s text:c="4"/>while (n!=0)</text:p>
      <text:p text:style-name="Standard"><text:s text:c="4"/>{</text:p>
      <text:p text:style-name="Standard"><text:s text:c="8"/>int digit = n%10;</text:p>
      <text:p text:style-name="Standard"><text:s text:c="8"/>if (digit == 1)</text:p>
      <text:p text:style-name="Standard"><text:s text:c="8"/>{</text:p>
      <text:p text:style-name="Standard"><text:s text:c="10"/>ans += pow(2, i);</text:p>
      <text:p text:style-name="Standard"><text:s text:c="8"/>}</text:p>
      <text:p text:style-name="Standard"><text:s text:c="8"/>n /= 10;</text:p>
      <text:p text:style-name="Standard"><text:s text:c="7"/>i++;</text:p>
      <text:p text:style-name="Standard"><text:s text:c="5"/>}</text:p>
      <text:p text:style-name="Standard"><text:s text:c="4"/>cout&lt;&lt;ans&lt;&lt;endl;</text:p>
      <text:p text:style-name="Standard"/>
      <text:p text:style-name="Standard"><text:s text:c="4"/>return 0;</text:p>
      <text:p text:style-name="Standard">}</text:p>
      <text:p text:style-name="Standard">------------------------------------------------------------------------------------------------------------------------</text:p>
      <text:p text:style-name="P16">13. </text:p>
      <text:p text:style-name="P16"/>
      <text:p text:style-name="Standard"/>
      <text:p text:style-name="Standard"><text:soft-page-break/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style:writing-mode="lr-tb"/>
      <style:text-properties style:font-name="Liberation Serif" fo:font-size="1pt"/>
    </style:style>
    <style:style style:name="MP2" style:family="paragraph">
      <loext:graphic-properties draw:fill="solid" draw:fill-color="#1c1c1c" draw:opacity="50%"/>
      <style:paragraph-properties style:writing-mode="lr-tb"/>
      <style:text-properties style:font-name="Liberation Serif" fo:font-size="1pt"/>
    </style:style>
    <style:style style:name="MT1" style:family="text">
      <style:text-properties style:font-name="Liberation Serif" fo:font-size="1pt"/>
    </style:style>
    <style:style style:name="Mgr1" style:family="graphic">
      <style:graphic-properties draw:stroke="none" draw:fill="solid" draw:fill-color="#1c1c1c" draw:opacity="50%" draw:auto-grow-height="false" draw:auto-grow-width="false" fo:min-height="3.581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1c1c1c" draw:opacity="50%" draw:auto-grow-height="false" draw:auto-grow-width="false" fo:min-height="2.401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1c1c1c" draw:opacity="50%" draw:auto-grow-height="false" draw:auto-grow-width="false" fo:min-height="3.791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dddddd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dddddd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solid" draw:background-size="full" draw:fill-color="#dddddd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5" draw:name="PowerPlusWaterMarkObject" draw:style-name="Mgr1" draw:text-style-name="MP2" svg:width="16.999cm" svg:height="3.58cm" draw:transform="rotate (0.785398163397448) translate (1.22413888888889cm 17.3417361111111cm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2" style:next-style-name="Standard">
      <style:header>
        <text:p text:style-name="Header"><draw:custom-shape text:anchor-type="char" draw:z-index="6" draw:name="PowerPlusWaterMarkObject" draw:style-name="Mgr1" draw:text-style-name="MP2" svg:width="16.999cm" svg:height="3.58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2" style:next-style-name="Right_20_Page">
      <style:header>
        <text:p text:style-name="Header"><draw:custom-shape text:anchor-type="char" draw:z-index="7" draw:name="PowerPlusWaterMarkObject" draw:style-name="Mgr1" draw:text-style-name="MP2" svg:width="16.999cm" svg:height="3.58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2" style:next-style-name="Left_20_Page">
      <style:header>
        <text:p text:style-name="Header"><draw:custom-shape text:anchor-type="char" draw:z-index="8" draw:name="PowerPlusWaterMarkObject" draw:style-name="Mgr1" draw:text-style-name="MP2" svg:width="16.999cm" svg:height="3.58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2">
      <style:header>
        <text:p text:style-name="Header"><draw:custom-shape text:anchor-type="char" draw:z-index="9" draw:name="PowerPlusWaterMarkObject" draw:style-name="Mgr2" draw:text-style-name="MP2" svg:width="11.399cm" svg:height="2.4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2">
      <style:header>
        <text:p text:style-name="Header"><draw:custom-shape text:anchor-type="char" draw:z-index="10" draw:name="PowerPlusWaterMarkObject" draw:style-name="Mgr1" draw:text-style-name="MP2" svg:width="16.999cm" svg:height="3.58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2">
      <style:header>
        <text:p text:style-name="Header"><draw:custom-shape text:anchor-type="char" draw:z-index="11" draw:name="PowerPlusWaterMarkObject" draw:style-name="Mgr3" draw:text-style-name="MP2" svg:width="17.999cm" svg:height="3.79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2">
      <style:header>
        <text:p text:style-name="Header"><draw:custom-shape text:anchor-type="char" draw:z-index="12" draw:name="PowerPlusWaterMarkObject" draw:style-name="Mgr1" draw:text-style-name="MP2" svg:width="16.999cm" svg:height="3.58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2">
      <style:header>
        <text:p text:style-name="Header"><draw:custom-shape text:anchor-type="char" draw:z-index="13" draw:name="PowerPlusWaterMarkObject" draw:style-name="Mgr1" draw:text-style-name="MP2" svg:width="16.999cm" svg:height="3.58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2">
      <style:header>
        <text:p text:style-name="Header"><draw:custom-shape text:anchor-type="char" draw:z-index="14" draw:name="PowerPlusWaterMarkObject" draw:style-name="Mgr1" draw:text-style-name="MP2" svg:width="16.999cm" svg:height="3.58cm" draw:transform="rotate (0.785398163397448)"><text:p text:style-name="MP1"><text:span text:style-name="MT1">ASIF ALAM</text:span>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07T18:12:25.606000000</meta:creation-date>
    <dc:date>2023-01-18T22:26:24.448000000</dc:date>
    <meta:editing-duration>PT22M43S</meta:editing-duration>
    <meta:editing-cycles>6</meta:editing-cycles>
    <meta:generator>LibreOffice/7.3.4.2$Windows_X86_64 LibreOffice_project/728fec16bd5f605073805c3c9e7c4212a0120dc5</meta:generator>
    <meta:document-statistic meta:table-count="0" meta:image-count="0" meta:object-count="0" meta:page-count="6" meta:paragraph-count="228" meta:word-count="648" meta:character-count="5693" meta:non-whitespace-character-count="4361"/>
  </office:meta>
</office:document-meta>
</file>